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9.91cm" fo:min-width="19.82cm"/>
    </style:style>
    <style:style style:name="gr2" style:family="graphic" style:parent-style-name="standard">
      <style:graphic-properties svg:stroke-width="0.106cm" svg:stroke-color="#999999" draw:marker-start-width="0.358cm" draw:marker-end-width="0.358cm" draw:fill-color="#ffffff" draw:textarea-horizontal-align="justify" draw:textarea-vertical-align="middle" draw:auto-grow-height="false" fo:min-height="2.162cm" fo:min-width="1.912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9.91cm" fo:min-width="19.82cm"/>
    </style:style>
    <style:style style:name="gr9" style:family="graphic" style:parent-style-name="standard">
      <style:graphic-properties svg:stroke-width="0.106cm" svg:stroke-color="#999999" draw:marker-start-width="0.358cm" draw:marker-end-width="0.358cm" draw:fill-color="#ffffff" draw:textarea-horizontal-align="justify" draw:textarea-vertical-align="middle" draw:auto-grow-height="false" fo:min-height="2.071cm" fo:min-width="1.912cm" fo:padding-top="0.177cm" fo:padding-bottom="0.177cm" fo:padding-left="0.302cm" fo:padding-right="0.302cm"/>
    </style:style>
    <style:style style:name="P1" style:family="paragraph">
      <loext:graphic-properties draw:fill-color="#ffffff"/>
      <style:paragraph-properties fo:text-align="center"/>
      <style:text-properties style:font-name="Bitstream Vera Sans" fo:font-size="14pt"/>
    </style:style>
    <style:style style:name="P2" style:family="paragraph">
      <style:paragraph-properties fo:text-align="center"/>
      <style:text-properties style:font-name="Bitstream Vera Sans" fo:font-size="14pt"/>
    </style:style>
    <style:style style:name="P3" style:family="paragraph">
      <loext:graphic-properties draw:fill="none"/>
      <style:paragraph-properties fo:text-align="center"/>
      <style:text-properties style:font-name="Bitstream Vera Sans" fo:font-size="14pt"/>
    </style:style>
    <style:style style:name="P4" style:family="paragraph">
      <loext:graphic-properties draw:fill="none" draw:fill-color="#ffffff"/>
      <style:paragraph-properties fo:text-align="center"/>
      <style:text-properties style:font-name="Bitstream Vera Sans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0.16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556cm" svg:height="3.556cm" svg:x="8.556cm" svg:y="7.858cm">
          <text:p text:style-name="P2">Abriendo<text:line-break/>conex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556cm" svg:height="3.556cm" svg:x="16.24cm" svg:y="7.858cm">
          <text:p text:style-name="P2">En serv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2.112cm" svg:y1="9.636cm" svg:x2="16.24cm" svg:y2="9.636cm" draw:start-shape="id1" draw:start-glue-point="10" draw:end-shape="id2" draw:end-glue-point="6" svg:d="M12112 9636h4128" svg:viewBox="0 0 4129 1">
          <text:p/>
        </draw:connector>
        <draw:connector draw:style-name="gr3" draw:text-style-name="P3" draw:layer="layout" draw:type="curve" svg:x1="11.592cm" svg:y1="10.894cm" svg:x2="9.076cm" svg:y2="10.894cm" draw:start-shape="id1" draw:start-glue-point="9" draw:end-shape="id1" draw:end-glue-point="7" svg:d="M11592 10894c0 1611-2516 1611-2516 0" svg:viewBox="0 0 2517 1209">
          <text:p/>
        </draw:connector>
        <draw:connector draw:style-name="gr3" draw:text-style-name="P3" draw:layer="layout" draw:type="curve" svg:x1="19.276cm" svg:y1="10.894cm" svg:x2="19.276cm" svg:y2="8.378cm" draw:start-shape="id2" draw:start-glue-point="9" draw:end-shape="id2" draw:end-glue-point="11" svg:d="M19276 10894c1611 0 1611-2516 0-2516" svg:viewBox="0 0 1209 2517">
          <text:p/>
        </draw:connector>
        <draw:frame draw:style-name="gr4" draw:text-style-name="P4" draw:layer="layout" svg:width="4.445cm" svg:height="0.831cm" svg:x="8.366cm" svg:y="13.41cm">
          <draw:text-box>
            <text:p text:style-name="P2">Credenciales</text:p>
          </draw:text-box>
        </draw:frame>
        <draw:frame draw:style-name="gr5" draw:text-style-name="P4" draw:layer="layout" svg:width="4.445cm" svg:height="0.889cm" svg:x="8.366cm" svg:y="12.394cm">
          <draw:text-box>
            <text:p text:style-name="P2">NAK</text:p>
          </draw:text-box>
        </draw:frame>
        <draw:line draw:style-name="gr6" draw:text-style-name="P3" draw:layer="layout" svg:x1="8.556cm" svg:y1="13.346cm" svg:x2="11.922cm" svg:y2="13.346cm">
          <text:p/>
        </draw:line>
        <draw:frame draw:style-name="gr4" draw:text-style-name="P4" draw:layer="layout" svg:width="4.445cm" svg:height="0.831cm" svg:x="4.683cm" svg:y="8.396cm">
          <draw:text-box>
            <text:p text:style-name="P2">Credenciales</text:p>
          </draw:text-box>
        </draw:frame>
        <draw:line draw:style-name="gr6" draw:text-style-name="P3" draw:layer="layout" svg:x1="4.873cm" svg:y1="8.332cm" svg:x2="8.112cm" svg:y2="8.332cm">
          <text:p/>
        </draw:line>
        <draw:frame draw:style-name="gr4" draw:text-style-name="P4" draw:layer="layout" svg:width="4.445cm" svg:height="0.831cm" svg:x="4.684cm" svg:y="7.396cm">
          <draw:text-box>
            <text:p text:style-name="P2">-</text:p>
          </draw:text-box>
        </draw:frame>
        <draw:frame draw:style-name="gr7" draw:text-style-name="P4" draw:layer="layout" svg:width="3.048cm" svg:height="0.886cm" svg:x="19.034cm" svg:y="7.096cm">
          <draw:text-box>
            <text:p text:style-name="P2">Solicitud</text:p>
          </draw:text-box>
        </draw:frame>
        <draw:frame draw:style-name="gr5" draw:text-style-name="P4" draw:layer="layout" svg:width="3.048cm" svg:height="0.889cm" svg:x="19.034cm" svg:y="6.08cm">
          <draw:text-box>
            <text:p text:style-name="P2">ACK</text:p>
          </draw:text-box>
        </draw:frame>
        <draw:line draw:style-name="gr6" draw:text-style-name="P3" draw:layer="layout" svg:x1="19.164cm" svg:y1="7.032cm" svg:x2="21.574cm" svg:y2="7.032cm">
          <text:p/>
        </draw:line>
        <draw:frame draw:style-name="gr7" draw:text-style-name="P4" draw:layer="layout" svg:width="3.048cm" svg:height="0.886cm" svg:x="12.557cm" svg:y="8.366cm">
          <draw:text-box>
            <text:p text:style-name="P2">Solicitud</text:p>
          </draw:text-box>
        </draw:frame>
        <draw:frame draw:style-name="gr5" draw:text-style-name="P4" draw:layer="layout" svg:width="3.048cm" svg:height="0.889cm" svg:x="12.557cm" svg:y="7.35cm">
          <draw:text-box>
            <text:p text:style-name="P2">ACK</text:p>
          </draw:text-box>
        </draw:frame>
        <draw:line draw:style-name="gr6" draw:text-style-name="P3" draw:layer="layout" svg:x1="12.687cm" svg:y1="8.302cm" svg:x2="15.097cm" svg:y2="8.302cm">
          <text:p/>
        </draw:line>
        <draw:frame draw:style-name="gr7" draw:text-style-name="P4" draw:layer="layout" svg:width="1.605cm" svg:height="0.886cm" svg:x="16.494cm" svg:y="13.356cm">
          <draw:text-box>
            <text:p text:style-name="P2">Fin</text:p>
          </draw:text-box>
        </draw:frame>
        <draw:line draw:style-name="gr6" draw:text-style-name="P3" draw:layer="layout" svg:x1="16.563cm" svg:y1="13.292cm" svg:x2="17.764cm" svg:y2="13.292cm">
          <text:p/>
        </draw:line>
        <draw:frame draw:style-name="gr7" draw:text-style-name="P4" draw:layer="layout" svg:width="1.605cm" svg:height="0.886cm" svg:x="16.54cm" svg:y="12.303cm">
          <draw:text-box>
            <text:p text:style-name="P2">-</text:p>
          </draw:text-box>
        </draw:frame>
        <draw:connector draw:style-name="gr3" draw:text-style-name="P3" draw:layer="layout" draw:type="line" svg:x1="6.089cm" svg:y1="9.666cm" svg:x2="8.556cm" svg:y2="9.636cm" draw:end-shape="id1" draw:end-glue-point="6" svg:d="M6089 9666l2467-30" svg:viewBox="0 0 2468 31">
          <text:p/>
        </draw:connector>
        <draw:connector draw:style-name="gr3" draw:text-style-name="P3" draw:layer="layout" draw:type="line" svg:x1="18.018cm" svg:y1="11.414cm" svg:x2="19.918cm" svg:y2="13.229cm" draw:start-shape="id2" draw:start-glue-point="8" svg:d="M18018 11414l1900 1815" svg:viewBox="0 0 1901 1816">
          <text:p/>
        </draw:connector>
      </draw:page>
      <draw:page draw:name="page2" draw:style-name="dp1" draw:master-page-name="Default">
        <draw:custom-shape draw:style-name="gr8" draw:text-style-name="P1" draw:layer="layout" svg:width="20.32cm" svg:height="10.16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556cm" svg:height="3.556cm" svg:x="6.201cm" svg:y="8.242cm">
          <text:p text:style-name="P2">Esperando<text:line-break/>conex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57cm" svg:y1="10.02cm" svg:x2="16.171cm" svg:y2="10.02cm" draw:start-shape="id3" draw:start-glue-point="10" svg:d="M9757 10020h6414" svg:viewBox="0 0 6415 1">
          <text:p/>
        </draw:connector>
        <draw:custom-shape draw:style-name="gr9" draw:text-style-name="P1" xml:id="id4" draw:id="id4" draw:layer="layout" svg:width="3.556cm" svg:height="3.429cm" svg:x="16.171cm" svg:y="8.348cm">
          <text:p text:style-name="P2">En serv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91cm" svg:y1="7.525cm" svg:x2="6.721cm" svg:y2="8.762cm" draw:end-shape="id3" draw:end-glue-point="5" svg:d="M5191 7525l1530 1237" svg:viewBox="0 0 1531 1238">
          <text:p/>
        </draw:connector>
        <draw:frame draw:style-name="gr4" draw:text-style-name="P4" draw:layer="layout" svg:width="4.445cm" svg:height="0.831cm" svg:x="10.71cm" svg:y="11.275cm">
          <draw:text-box>
            <text:p text:style-name="P2">ACK</text:p>
          </draw:text-box>
        </draw:frame>
        <draw:frame draw:style-name="gr5" draw:text-style-name="P4" draw:layer="layout" svg:width="4.445cm" svg:height="0.889cm" svg:x="10.71cm" svg:y="10.259cm">
          <draw:text-box>
            <text:p text:style-name="P2">Credenciales</text:p>
          </draw:text-box>
        </draw:frame>
        <draw:line draw:style-name="gr6" draw:text-style-name="P3" draw:layer="layout" svg:x1="10.9cm" svg:y1="11.211cm" svg:x2="14.266cm" svg:y2="11.211cm">
          <text:p/>
        </draw:line>
        <draw:connector draw:style-name="gr3" draw:text-style-name="P3" draw:layer="layout" draw:type="curve" svg:x1="19.727cm" svg:y1="10.063cm" svg:x2="17.949cm" svg:y2="8.348cm" draw:start-shape="id4" draw:start-glue-point="10" draw:end-shape="id4" draw:end-glue-point="4" svg:d="M19727 10063c831 0 693-1135 41-1771s-1819-775-1819 56" svg:viewBox="0 0 2356 2295">
          <text:p/>
        </draw:connector>
        <draw:frame draw:style-name="gr7" draw:text-style-name="P4" draw:layer="layout" svg:width="3.048cm" svg:height="0.886cm" svg:x="20.643cm" svg:y="9.494cm">
          <draw:text-box>
            <text:p text:style-name="P2">ACK</text:p>
          </draw:text-box>
        </draw:frame>
        <draw:frame draw:style-name="gr5" draw:text-style-name="P4" draw:layer="layout" svg:width="3.048cm" svg:height="0.889cm" svg:x="20.643cm" svg:y="8.478cm">
          <draw:text-box>
            <text:p text:style-name="P2">Solicitud</text:p>
          </draw:text-box>
        </draw:frame>
        <draw:line draw:style-name="gr6" draw:text-style-name="P3" draw:layer="layout" svg:x1="20.773cm" svg:y1="9.43cm" svg:x2="23.183cm" svg:y2="9.43cm">
          <text:p/>
        </draw:line>
        <draw:connector draw:style-name="gr3" draw:text-style-name="P3" draw:layer="layout" draw:type="curve" svg:x1="9.757cm" svg:y1="10.02cm" svg:x2="7.979cm" svg:y2="8.242cm" draw:start-shape="id3" draw:start-glue-point="10" draw:end-shape="id3" draw:end-glue-point="4" svg:d="M9757 10020c831 0 693-1166 41-1818s-1819-789-1819 40" svg:viewBox="0 0 2356 2355">
          <text:p/>
        </draw:connector>
        <draw:frame draw:style-name="gr4" draw:text-style-name="P4" draw:layer="layout" svg:width="4.445cm" svg:height="0.831cm" svg:x="9.948cm" svg:y="7.719cm">
          <draw:text-box>
            <text:p text:style-name="P2">NAK</text:p>
          </draw:text-box>
        </draw:frame>
        <draw:frame draw:style-name="gr5" draw:text-style-name="P4" draw:layer="layout" svg:width="4.445cm" svg:height="0.889cm" svg:x="9.948cm" svg:y="6.703cm">
          <draw:text-box>
            <text:p text:style-name="P2">Credenciales</text:p>
          </draw:text-box>
        </draw:frame>
        <draw:line draw:style-name="gr6" draw:text-style-name="P3" draw:layer="layout" svg:x1="10.138cm" svg:y1="7.655cm" svg:x2="13.504cm" svg:y2="7.655cm">
          <text:p/>
        </draw:line>
        <draw:connector draw:style-name="gr3" draw:text-style-name="P3" draw:layer="layout" draw:type="curve" draw:line-skew="1.812cm" svg:x1="17.949cm" svg:y1="11.777cm" svg:x2="7.979cm" svg:y2="11.798cm" draw:start-shape="id4" draw:start-glue-point="8" draw:end-shape="id3" draw:end-glue-point="8" svg:d="M17949 11777c0 3580-9970 3570-9970 21" svg:viewBox="0 0 9971 2685">
          <text:p/>
        </draw:connector>
        <draw:frame draw:style-name="gr7" draw:text-style-name="P4" draw:layer="layout" svg:width="3.048cm" svg:height="0.886cm" svg:x="13.758cm" svg:y="13.561cm">
          <draw:text-box>
            <text:p text:style-name="P2">-</text:p>
          </draw:text-box>
        </draw:frame>
        <draw:frame draw:style-name="gr5" draw:text-style-name="P4" draw:layer="layout" svg:width="3.048cm" svg:height="0.889cm" svg:x="13.758cm" svg:y="12.545cm">
          <draw:text-box>
            <text:p text:style-name="P2">Fin</text:p>
          </draw:text-box>
        </draw:frame>
        <draw:line draw:style-name="gr6" draw:text-style-name="P3" draw:layer="layout" svg:x1="13.888cm" svg:y1="13.497cm" svg:x2="15.155cm" svg:y2="13.4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09T10:24:21.771548432</meta:creation-date>
    <dc:date>2016-06-09T11:35:00.426415757</dc:date>
    <dc:creator>Eduardo Grosclaude</dc:creator>
    <meta:editing-duration>PT47M57S</meta:editing-duration>
    <meta:editing-cycles>9</meta:editing-cycles>
    <meta:generator>LibreOffice/5.0.4.2$Linux_X86_64 LibreOffice_project/2b9802c1994aa0b7dc6079e128979269cf95bc78</meta:generator>
    <meta:document-statistic meta:object-count="43"/>
  </office:meta>
</office:document-meta>
</file>